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ff4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fo:background-color="#81d41a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4000" style:text-align-source="fix" style:repeat-content="false" fo:border-left="none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81d41a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5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9-19T19:18:20.749332346</meta:creation-date>
    <dc:date>2025-09-19T19:54:31.820978902</dc:date>
    <meta:editing-duration>PT17M50S</meta:editing-duration>
    <meta:editing-cycles>1</meta:editing-cycles>
    <meta:document-statistic meta:table-count="1" meta:cell-count="85" meta:object-count="0"/>
    <meta:generator>LibreOffice/6.4.7.2$Linux_X86_64 LibreOffice_project/40$Build-2</meta:generator>
  </office:meta>
</office:document-meta>
</file>